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8a4" officeooo:paragraph-rsid="0001e8a4"/>
    </style:style>
    <style:style style:name="P2" style:family="paragraph" style:parent-style-name="Standard" style:list-style-name="L1">
      <style:text-properties officeooo:rsid="0001e8a4" officeooo:paragraph-rsid="0001e8a4"/>
    </style:style>
    <style:style style:name="P3" style:family="paragraph" style:parent-style-name="Standard" style:list-style-name="L2">
      <style:text-properties officeooo:rsid="0001e8a4" officeooo:paragraph-rsid="0001e8a4"/>
    </style:style>
    <style:style style:name="P4" style:family="paragraph" style:parent-style-name="Standard" style:list-style-name="L3">
      <style:text-properties officeooo:rsid="0001e8a4" officeooo:paragraph-rsid="0001e8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ptions:</text:p>
      <text:list xml:id="list3276424963" text:style-name="L1">
        <text:list-item>
          <text:p text:style-name="P2">Input data “as is”</text:p>
        </text:list-item>
      </text:list>
      <text:list xml:id="list3061166445" text:style-name="L2">
        <text:list-item>
          <text:list>
            <text:list-item>
              <text:p text:style-name="P3">Different quality params</text:p>
            </text:list-item>
            <text:list-item>
              <text:p text:style-name="P3">Redundancies between experiments, more overhead and possible conflicts (see next point)</text:p>
            </text:list-item>
            <text:list-item>
              <text:p text:style-name="P3">Different names of genes/proteins between experiments, different versions of the DBs</text:p>
            </text:list-item>
          </text:list>
        </text:list-item>
      </text:list>
      <text:list xml:id="list115455701094080" text:continue-list="list3276424963" text:style-name="L1">
        <text:list-item>
          <text:p text:style-name="P2">Own processing</text:p>
        </text:list-item>
      </text:list>
      <text:list xml:id="list1096443704" text:style-name="L3">
        <text:list-item>
          <text:list>
            <text:list-item>
              <text:p text:style-name="P4">Needed to define our own quality criteria, which can lead to different results than the original experiments</text:p>
            </text:list-item>
            <text:list-item>
              <text:p text:style-name="P4">Correct for multiple comparis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01T11:54:54.866161376</dc:date>
    <dc:creator>Gorka Prieto</dc:creator>
    <meta:editing-duration>PT4M37S</meta:editing-duration>
    <meta:editing-cycles>1</meta:editing-cycles>
    <meta:document-statistic meta:table-count="0" meta:image-count="0" meta:object-count="0" meta:page-count="1" meta:paragraph-count="8" meta:word-count="61" meta:character-count="391" meta:non-whitespace-character-count="345"/>
  </office:meta>
</office:document-meta>
</file>